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271fb7" officeooo:paragraph-rsid="00271fb7"/>
    </style:style>
    <style:style style:name="P2" style:family="paragraph" style:parent-style-name="Standard">
      <style:text-properties officeooo:rsid="000fe049" officeooo:paragraph-rsid="000fe049"/>
    </style:style>
    <style:style style:name="P3" style:family="paragraph" style:parent-style-name="Text_20_body">
      <style:text-properties officeooo:rsid="000fe049" officeooo:paragraph-rsid="000fe049"/>
    </style:style>
    <style:style style:name="P4" style:family="paragraph" style:parent-style-name="Text_20_body">
      <style:text-properties officeooo:rsid="00141b30" officeooo:paragraph-rsid="00141b30"/>
    </style:style>
    <style:style style:name="P5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41b30" officeooo:paragraph-rsid="00141b30" style:font-size-asian="12pt" style:font-size-complex="12pt"/>
    </style:style>
    <style:style style:name="P6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4e5f4" officeooo:paragraph-rsid="0014e5f4" style:font-size-asian="12pt" style:font-size-complex="12pt"/>
    </style:style>
    <style:style style:name="P7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923a5" officeooo:paragraph-rsid="001923a5" style:font-size-asian="12pt" style:font-size-complex="12pt"/>
    </style:style>
    <style:style style:name="P8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923a5" officeooo:paragraph-rsid="0019d236" style:font-size-asian="12pt" style:font-size-complex="12pt"/>
    </style:style>
    <style:style style:name="P9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923a5" officeooo:paragraph-rsid="00264cae" style:font-size-asian="12pt" style:font-size-complex="12pt"/>
    </style:style>
    <style:style style:name="P10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22ba9e" officeooo:paragraph-rsid="0022ba9e" style:font-size-asian="12pt" style:font-size-complex="12pt"/>
    </style:style>
    <style:style style:name="P11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24f67a" officeooo:paragraph-rsid="0024f67a" style:font-size-asian="12pt" style:font-size-complex="12pt"/>
    </style:style>
    <style:style style:name="P12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2061a6" officeooo:paragraph-rsid="002061a6" style:font-size-asian="12pt" style:font-size-complex="12pt"/>
    </style:style>
    <style:style style:name="P13" style:family="paragraph" style:parent-style-name="Text_20_body">
      <style:text-properties officeooo:rsid="001879a4" officeooo:paragraph-rsid="001879a4"/>
    </style:style>
    <style:style style:name="P14" style:family="paragraph" style:parent-style-name="Standard">
      <style:text-properties officeooo:rsid="00141b30" officeooo:paragraph-rsid="0029c7ee"/>
    </style:style>
    <style:style style:name="P15" style:family="paragraph" style:parent-style-name="Standard">
      <style:text-properties officeooo:rsid="00141b30" officeooo:paragraph-rsid="002c7cd3"/>
    </style:style>
    <style:style style:name="P16" style:family="paragraph" style:parent-style-name="Standard">
      <style:text-properties officeooo:paragraph-rsid="002bb63d"/>
    </style:style>
    <style:style style:name="P17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0141b30" officeooo:paragraph-rsid="002c7cd3" style:font-size-asian="12pt" style:font-size-complex="12pt"/>
    </style:style>
    <style:style style:name="P18" style:family="paragraph" style:parent-style-name="Text_20_body" style:list-style-name="L1">
      <style:text-properties officeooo:rsid="000fe049" officeooo:paragraph-rsid="000fe049"/>
    </style:style>
    <style:style style:name="P19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41b30" officeooo:paragraph-rsid="00141b30" style:font-size-asian="12pt" style:font-size-complex="12pt"/>
    </style:style>
    <style:style style:name="P20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923a5" officeooo:paragraph-rsid="0019d236" style:font-size-asian="12pt" style:font-size-complex="12pt"/>
    </style:style>
    <style:style style:name="P21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923a5" officeooo:paragraph-rsid="002cbb62" style:font-size-asian="12pt" style:font-size-complex="12pt"/>
    </style:style>
    <style:style style:name="P22" style:family="paragraph" style:parent-style-name="Text_20_body">
      <style:text-properties officeooo:rsid="00141b30" officeooo:paragraph-rsid="00141b30"/>
    </style:style>
    <style:style style:name="P23" style:family="paragraph" style:parent-style-name="Text_20_body">
      <style:text-properties officeooo:rsid="00141b30" officeooo:paragraph-rsid="002c7cd3"/>
    </style:style>
    <style:style style:name="P24" style:family="paragraph" style:parent-style-name="Text_20_body">
      <style:text-properties officeooo:paragraph-rsid="002c7cd3"/>
    </style:style>
    <style:style style:name="P25" style:family="paragraph" style:parent-style-name="Heading_20_1" style:list-style-name="">
      <style:text-properties officeooo:rsid="0017c506" style:font-size-asian="12pt" style:font-size-complex="12pt"/>
    </style:style>
    <style:style style:name="P26" style:family="paragraph" style:parent-style-name="Heading_20_1">
      <style:text-properties officeooo:paragraph-rsid="0021acc4"/>
    </style:style>
    <style:style style:name="P27" style:family="paragraph" style:parent-style-name="Heading_20_1">
      <style:paragraph-properties fo:break-before="page"/>
    </style:style>
    <style:style style:name="P28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0pt" fo:font-style="normal" style:text-underline-style="none" fo:font-weight="normal" fo:background-color="transparent"/>
    </style:style>
    <style:style style:name="P29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officeooo:rsid="000fe049"/>
    </style:style>
    <style:style style:name="T4" style:family="text">
      <style:text-properties officeooo:rsid="0012b314"/>
    </style:style>
    <style:style style:name="T5" style:family="text">
      <style:text-properties officeooo:rsid="0013f9df"/>
    </style:style>
    <style:style style:name="T6" style:family="text">
      <style:text-properties style:font-name="Helvetica Neue" fo:font-size="10.5pt"/>
    </style:style>
    <style:style style:name="T7" style:family="text">
      <style:text-properties officeooo:rsid="0017c506"/>
    </style:style>
    <style:style style:name="T8" style:family="text">
      <style:text-properties officeooo:rsid="0017c506" style:font-size-asian="12pt" style:font-size-complex="12pt"/>
    </style:style>
    <style:style style:name="T9" style:family="text">
      <style:text-properties officeooo:rsid="0022ba9e"/>
    </style:style>
    <style:style style:name="T10" style:family="text">
      <style:text-properties officeooo:rsid="00264ca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area form:name="Zone de texte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6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7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8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9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0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4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5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6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8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7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9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0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0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1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Zone de texte 22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Zone de texte 23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Zone de texte 2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Zone de texte 3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Zone de texte 2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Zone de texte 3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3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1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Zone de texte 12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draw:control text:anchor-type="paragraph" draw:z-index="15" draw:style-name="gr2" draw:text-style-name="P28" svg:width="4.095cm" svg:height="0.726cm" svg:x="1.245cm" svg:y="-1.009cm" draw:control="control16"/><text:span text:style-name="T7">Rapport - </text:span>TP1 HTML</text:p>
      <text:h text:style-name="Heading_20_1" text:outline-level="1">Exercice <text:span text:style-name="T5">0</text:span> - Structure d<text:span text:style-name="T3">u site</text:span></text:h>
      <text:p text:style-name="P3">Définir l'arborescence du site officemaster dans lequel nous aurons des <text:span text:style-name="T4">repertoires pour les </text:span>fichiers :</text:p>
      <text:list xml:id="list7536275156510623344" text:style-name="L1">
        <text:list-item>
          <text:p text:style-name="P18">css</text:p>
        </text:list-item>
        <text:list-item>
          <text:p text:style-name="P18">images</text:p>
        </text:list-item>
        <text:list-item>
          <text:p text:style-name="P18">pdf à télecharger</text:p>
        </text:list-item>
      </text:list>
      <text:p text:style-name="P2"><draw:control text:anchor-type="as-char" draw:z-index="0" draw:style-name="gr1" draw:text-style-name="P28" svg:width="16.999cm" svg:height="4.567cm" draw:control="control1"/></text:p>
      <text:p text:style-name="Text_20_body">Donnez la définition d'une arborescence </text:p>
      <text:p text:style-name="P16"><draw:control text:anchor-type="as-char" draw:z-index="17" draw:style-name="gr1" draw:text-style-name="P28" svg:width="16.999cm" svg:height="1.244cm" draw:control="control18"/></text:p>
      <text:h text:style-name="Heading_20_1" text:outline-level="1">Exercice <text:span text:style-name="T5">1</text:span> - Structure de la page</text:h>
      <text:p text:style-name="P4"><text:span text:style-name="T2">Définir ce qu'est une balise en html</text:span><text:span text:style-name="T2"><draw:control text:anchor-type="as-char" draw:z-index="16" draw:style-name="gr1" draw:text-style-name="P28" svg:width="16.849cm" svg:height="2.535cm" draw:control="control17"/></text:span></text:p>
      <text:p text:style-name="P5">Quel est l'interet de la nouvelle structure de page html ?</text:p>
      <text:p text:style-name="P5"><draw:control text:anchor-type="as-char" draw:z-index="1" draw:style-name="gr1" draw:text-style-name="P28" svg:width="16.925cm" svg:height="3.426cm" draw:control="control2"/></text:p>
      <text:p text:style-name="P5">Quel est le rôle des balises html, head, body ?</text:p>
      <text:p text:style-name="P5"><text:soft-page-break/><draw:control text:anchor-type="as-char" draw:z-index="2" draw:style-name="gr1" draw:text-style-name="P28" svg:width="16.842cm" svg:height="3.511cm" draw:control="control3"/></text:p>
      <text:p text:style-name="P5">Que signifie l'indentation en informatique ? Quel en est son intérêt ?</text:p>
      <text:p text:style-name="P5"><draw:control text:anchor-type="as-char" draw:z-index="3" draw:style-name="gr1" draw:text-style-name="P28" svg:width="16.962cm" svg:height="3.202cm" draw:control="control4"/></text:p>
      <text:p text:style-name="P24"><text:span text:style-name="T5">Que fait </text:span>&lt;title&gt;ma première page&lt;/title&gt; ?<draw:control text:anchor-type="as-char" draw:z-index="19" draw:style-name="gr1" draw:text-style-name="P28" svg:width="16.999cm" svg:height="1.244cm" draw:control="control20"/></text:p>
      <text:p text:style-name="P23">Que donne la validation ?</text:p>
      <text:p text:style-name="P15"><draw:control text:anchor-type="as-char" draw:z-index="20" draw:style-name="gr1" draw:text-style-name="P28" svg:width="16.871cm" svg:height="1.83cm" draw:control="control21"/></text:p>
      <text:p text:style-name="P23"><text:span text:style-name="T2">A quoi sert le DOCTYPE ?</text:span></text:p>
      <text:p text:style-name="P17"><text:span text:style-name="T6"><draw:control text:anchor-type="as-char" draw:z-index="18" draw:style-name="gr1" draw:text-style-name="P28" svg:width="16.871cm" svg:height="1.83cm" draw:control="control19"/></text:span></text:p>
      <text:h text:style-name="Heading_20_1" text:outline-level="1">Exercice 2 - Affichage avec les balises HTML</text:h>
      <text:p text:style-name="P6">Quel est le rôle de la balise p ?</text:p>
      <text:p text:style-name="P6"><draw:control text:anchor-type="as-char" draw:z-index="4" draw:style-name="gr1" draw:text-style-name="P28" svg:width="16.879cm" svg:height="1.867cm" draw:control="control5"/></text:p>
      <text:h text:style-name="P25" text:outline-level="1"/>
      <text:h text:style-name="P27" text:outline-level="1"><text:span text:style-name="T8">Exercice 3 </text:span>Améliorez la mise en page, l'utilisation du CSS</text:h>
      <text:p text:style-name="P13">Quelle est la structure d'une règle css ?</text:p>
      <text:p text:style-name="Standard"><draw:control text:anchor-type="as-char" draw:z-index="5" draw:style-name="gr1" draw:text-style-name="P28" svg:width="16.999cm" svg:height="3.83cm" draw:control="control6"/></text:p>
      <text:p text:style-name="P8"><text:span text:style-name="T6">Afficher toutes les balises h1 en orange et les balises p en noire avec une fonte de 13</text:span> <draw:control text:anchor-type="as-char" draw:z-index="6" draw:style-name="gr1" draw:text-style-name="P28" svg:width="16.962cm" svg:height="2.645cm" draw:control="control7"/></text:p>
      <text:p text:style-name="P12">code lié à l'utilisation de la balise &lt;pre&gt;</text:p>
      <text:p text:style-name="P8"><draw:control text:anchor-type="as-char" draw:z-index="7" draw:style-name="gr1" draw:text-style-name="P28" svg:width="16.879cm" svg:height="12.586cm" draw:control="control8"/></text:p>
      <text:p text:style-name="P21"><text:soft-page-break/>Que signifie l'instruction href, rel, media ?</text:p>
      <text:p text:style-name="P21"><draw:control text:anchor-type="as-char" draw:z-index="22" draw:style-name="gr1" draw:text-style-name="P28" svg:width="16.999cm" svg:height="2.758cm" draw:control="control23"/><draw:control text:anchor-type="as-char" draw:z-index="23" draw:style-name="gr1" draw:text-style-name="P29" svg:width="0.14cm" svg:height="0.003cm" draw:control="control24"/></text:p>
      <text:p text:style-name="P21">Que se passe-t-il avec l'ajout du code css ?</text:p>
      <text:p text:style-name="P21"><draw:control text:anchor-type="as-char" draw:z-index="21" draw:style-name="gr1" draw:text-style-name="P28" svg:width="16.851cm" svg:height="3.119cm" draw:control="control22"/></text:p>
      <text:h text:style-name="P26" text:outline-level="1">Exercice 4 - la gestion des styles avec des conteneurs</text:h>
      <text:p text:style-name="P8"><text:span text:style-name="T9">A</text:span> quoi correspond le sélecteur class et comment il doit être écrit en css </text:p>
      <text:p text:style-name="P8"><draw:control text:anchor-type="as-char" draw:z-index="9" draw:style-name="gr1" draw:text-style-name="P28" svg:width="16.795cm" svg:height="3.594cm" draw:control="control10"/></text:p>
      <text:p text:style-name="P8">Copiez le code css, <text:span text:style-name="T9">commenté</text:span> lié au conteneur.</text:p>
      <text:p text:style-name="P8"><draw:control text:anchor-type="as-char" draw:z-index="8" draw:style-name="gr1" draw:text-style-name="P28" svg:width="16.851cm" svg:height="7.51cm" draw:control="control9"/></text:p>
      <text:p text:style-name="P11">Expliquez le rôle deu Sélecteurs composés ,conteneur p, que signifie ancêtre ?</text:p>
      <text:p text:style-name="P10"><text:soft-page-break/><draw:control text:anchor-type="as-char" draw:z-index="10" draw:style-name="gr1" draw:text-style-name="P28" svg:width="16.684cm" svg:height="2.786cm" draw:control="control11"/></text:p>
      <text:p text:style-name="P9">Copiez le code css, <text:span text:style-name="T9">commenté</text:span> lié au <text:span text:style-name="T10">titre.</text:span><text:span text:style-name="T10"><draw:control text:anchor-type="as-char" draw:z-index="12" draw:style-name="gr1" draw:text-style-name="P29" svg:width="0.057cm" svg:height="0.084cm" draw:control="control13"/></text:span></text:p>
      <text:p text:style-name="P9"><draw:control text:anchor-type="as-char" draw:z-index="11" draw:style-name="gr1" draw:text-style-name="P28" svg:width="16.795cm" svg:height="6.319cm" draw:control="control12"/></text:p>
      <text:p text:style-name="P9">Copiez le code css, <text:span text:style-name="T9">commenté</text:span> lié au <text:span text:style-name="T10">texte.</text:span><text:span text:style-name="T10"><draw:control text:anchor-type="as-char" draw:z-index="13" draw:style-name="gr1" draw:text-style-name="P29" svg:width="0.057cm" svg:height="0.084cm" draw:control="control14"/></text:span></text:p>
      <text:p text:style-name="P9"><draw:control text:anchor-type="as-char" draw:z-index="14" draw:style-name="gr1" draw:text-style-name="P28" svg:width="16.906cm" svg:height="3.844cm" draw:control="control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71fb7" officeooo:paragraph-rsid="00271fb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Nom :<text:tab/><text:tab/><text:page-number text:select-page="current">5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4:48:20.628000000</meta:creation-date>
    <dc:date>2016-09-03T08:18:17.276000000</dc:date>
    <meta:editing-duration>P2DT1H58M7S</meta:editing-duration>
    <meta:editing-cycles>18</meta:editing-cycles>
    <meta:generator>LibreOffice/5.2.0.4$Windows_x86 LibreOffice_project/066b007f5ebcc236395c7d282ba488bca6720265</meta:generator>
    <meta:document-statistic meta:table-count="0" meta:image-count="0" meta:object-count="0" meta:page-count="5" meta:paragraph-count="47" meta:word-count="242" meta:character-count="1295" meta:non-whitespace-character-count="1082"/>
  </office:meta>
</office:document-meta>
</file>